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" svg:font-family="Calibri" style:font-family-generic="swiss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Console" svg:font-family="'Lucida Console'" style:font-pitch="variable"/>
    <style:font-face style:name="Lucida Console1" svg:font-family="'Lucida Console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24.994cm" fo:margin-left="0.009cm" fo:margin-top="0cm" fo:margin-bottom="0cm" table:align="left" style:writing-mode="page"/>
    </style:style>
    <style:style style:name="Tableau1.A" style:family="table-column">
      <style:table-column-properties style:column-width="4.99cm"/>
    </style:style>
    <style:style style:name="Tableau1.B" style:family="table-column">
      <style:table-column-properties style:column-width="20.003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2" style:family="table">
      <style:table-properties style:width="24.994cm" fo:margin-left="0.009cm" fo:margin-top="0cm" fo:margin-bottom="0cm" table:align="left" style:writing-mode="page"/>
    </style:style>
    <style:style style:name="Tableau2.A" style:family="table-column">
      <style:table-column-properties style:column-width="1.741cm"/>
    </style:style>
    <style:style style:name="Tableau2.B" style:family="table-column">
      <style:table-column-properties style:column-width="2.499cm"/>
    </style:style>
    <style:style style:name="Tableau2.C" style:family="table-column">
      <style:table-column-properties style:column-width="20.754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eau2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3" style:family="table">
      <style:table-properties style:width="24.994cm" fo:margin-left="0.009cm" fo:margin-top="0cm" fo:margin-bottom="0cm" table:align="left" style:writing-mode="page"/>
    </style:style>
    <style:style style:name="Tableau3.A" style:family="table-column">
      <style:table-column-properties style:column-width="3.646cm"/>
    </style:style>
    <style:style style:name="Tableau3.B" style:family="table-column">
      <style:table-column-properties style:column-width="21.347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eau3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4" style:family="table">
      <style:table-properties style:width="24.994cm" fo:margin-left="0.009cm" fo:margin-top="0cm" fo:margin-bottom="0cm" table:align="left" style:writing-mode="page"/>
    </style:style>
    <style:style style:name="Tableau4.A" style:family="table-column">
      <style:table-column-properties style:column-width="1.991cm"/>
    </style:style>
    <style:style style:name="Tableau4.B" style:family="table-column">
      <style:table-column-properties style:column-width="4.501cm"/>
    </style:style>
    <style:style style:name="Tableau4.C" style:family="table-column">
      <style:table-column-properties style:column-width="2.499cm"/>
    </style:style>
    <style:style style:name="Tableau4.D" style:family="table-column">
      <style:table-column-properties style:column-width="3.249cm"/>
    </style:style>
    <style:style style:name="Tableau4.E" style:family="table-column">
      <style:table-column-properties style:column-width="5.251cm"/>
    </style:style>
    <style:style style:name="Tableau4.F" style:family="table-column">
      <style:table-column-properties style:column-width="7.5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eau4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4.4" style:family="table-row">
      <style:table-row-properties style:min-row-height="0.557cm" fo:keep-together="auto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officeooo:rsid="000e0d88" officeooo:paragraph-rsid="000e0d88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Standard">
      <style:paragraph-properties fo:hyphenation-ladder-count="no-limit" fo:hyphenation-keep="page" loext:hyphenation-keep-type="column" fo:break-before="page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Heading_20_1" style:list-style-name="WWNum2"/>
    <style:style style:name="P8" style:family="paragraph" style:parent-style-name="Heading_20_3" style:list-style-name="WWNum2"/>
    <style:style style:name="P9" style:family="paragraph" style:parent-style-name="Standard">
      <style:paragraph-properties fo:margin-top="0cm" fo:margin-bottom="0cm" style:contextual-spacing="false" fo:line-height="100%" fo:hyphenation-ladder-count="no-limit" fo:hyphenation-keep="page" loext:hyphenation-keep-type="column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/>
    </style:style>
    <style:style style:name="P11" style:family="paragraph" style:parent-style-name="Standard">
      <style:paragraph-properties fo:margin-top="0cm" fo:margin-bottom="0cm" style:contextual-spacing="false"/>
      <style:text-properties fo:color="#000000" loext:opacity="100%" style:font-name="Consolas" fo:font-size="10pt" fo:background-color="#e8f2fe" style:font-size-asian="10pt" style:font-name-complex="Consolas1" style:font-size-complex="10pt"/>
    </style:style>
    <style:style style:name="P12" style:family="paragraph" style:parent-style-name="Heading_20_1" style:list-style-name="WWNum2">
      <style:text-properties officeooo:paragraph-rsid="000e6202"/>
    </style:style>
    <style:style style:name="P13" style:family="paragraph" style:parent-style-name="Heading_20_3" style:list-style-name="WWNum2">
      <style:text-properties officeooo:paragraph-rsid="000e6202"/>
    </style:style>
    <style:style style:name="P14" style:family="paragraph" style:parent-style-name="Standard">
      <style:text-properties officeooo:paragraph-rsid="000e6202"/>
    </style:style>
    <style:style style:name="P15" style:family="paragraph" style:parent-style-name="Standard" style:list-style-name="L1">
      <style:text-properties officeooo:paragraph-rsid="000f4cc8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0e62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 style:font-name="Consolas" fo:font-size="10pt" style:font-size-asian="10pt" style:font-name-complex="Consolas1" style:font-size-complex="10pt"/>
    </style:style>
    <style:style style:name="T3" style:family="text">
      <style:text-properties fo:color="#000000" loext:opacity="100%" style:font-name="Consolas" fo:font-size="10pt" fo:background-color="#e8f2fe" loext:char-shading-value="0" style:font-size-asian="10pt" style:font-name-complex="Consolas1" style:font-size-complex="10pt"/>
    </style:style>
    <style:style style:name="T4" style:family="text">
      <style:text-properties fo:color="#6a3e3e" loext:opacity="100%" style:font-name="Consolas" fo:font-size="10pt" fo:background-color="#f0d8a8" loext:char-shading-value="0" style:font-size-asian="10pt" style:font-name-complex="Consolas1" style:font-size-complex="10pt"/>
    </style:style>
    <style:style style:name="T5" style:family="text">
      <style:text-properties fo:color="#7f0055" loext:opacity="100%" style:font-name="Consolas" fo:font-size="10pt" fo:font-weight="bold" fo:background-color="#e8f2fe" loext:char-shading-value="0" style:font-size-asian="10pt" style:font-weight-asian="bold" style:font-name-complex="Consolas1" style:font-size-complex="10pt" style:font-weight-complex="bold"/>
    </style:style>
    <style:style style:name="T6" style:family="text">
      <style:text-properties officeooo:rsid="000e6202"/>
    </style:style>
    <style:style style:name="T7" style:family="text">
      <style:text-properties fo:font-size="12pt" officeooo:rsid="000e6202" style:font-size-asian="12pt" style:font-size-complex="12pt"/>
    </style:style>
    <style:style style:name="T8" style:family="text">
      <style:text-properties fo:color="#000000" loext:opacity="100%" style:font-name="Calibri " fo:font-size="11pt" officeooo:rsid="000f4cc8" style:font-size-asian="11pt" style:font-size-complex="11pt"/>
    </style:style>
    <style:style style:name="T9" style:family="text">
      <style:text-properties fo:color="#000000" loext:opacity="100%" style:font-name="Calibri " fo:font-size="11pt" officeooo:rsid="0010de17" style:font-size-asian="11pt" style:font-size-complex="11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R04.02 – Qualité du dev </text:span><text:span text:style-name="T1"/></text:h>
      <text:h text:style-name="P1" text:outline-level="1" loext:marker-style-name="T1"><text:span text:style-name="T1">Dossier de conception (Binôme)</text:span><text:span text:style-name="T1"/>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 loext:marker-style-name="T1"><text:span text:style-name="T1">Nom Prenom  :</text:span><text:span text:style-name="T1"/></text:p>
          </table:table-cell>
          <table:table-cell table:style-name="Tableau1.A1" office:value-type="string">
            <text:p text:style-name="P3">DOS SANTOS NEVES Simao</text:p>
          </table:table-cell>
        </table:table-row>
        <table:table-row table:style-name="Tableau1.1">
          <table:table-cell table:style-name="Tableau1.A1" office:value-type="string">
            <text:p text:style-name="P2" loext:marker-style-name="T1"><text:span text:style-name="T1">Nom Prenom  :</text:span><text:span text:style-name="T1"/></text:p>
          </table:table-cell>
          <table:table-cell table:style-name="Tableau1.A1" office:value-type="string">
            <text:p text:style-name="P3">BENJEBARA Lucas</text:p>
          </table:table-cell>
        </table:table-row>
        <table:table-row table:style-name="Tableau1.1">
          <table:table-cell table:style-name="Tableau1.A1" office:value-type="string">
            <text:p text:style-name="P2"><text:span text:style-name="T1">Nom du jeu :</text:span></text:p>
          </table:table-cell>
          <table:table-cell table:style-name="Tableau1.A1" office:value-type="string">
            <text:p text:style-name="P3">BBQuizz</text:p>
          </table:table-cell>
        </table:table-row>
      </table:table>
      <text:p text:style-name="P4" loext:marker-style-name="T1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5" loext:marker-style-name="T1"><text:span text:style-name="T1">GIT</text:span><text:span text:style-name="T1"/></text:p>
          </table:table-cell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2">Url</text:p>
          </table:table-cell>
          <table:table-cell table:style-name="Tableau2.A2" office:value-type="string">
            <text:p text:style-name="P2">Quest-sme :</text:p>
            <text:p text:style-name="P2">Joueur-sme :</text:p>
          </table:table-cell>
          <table:table-cell table:style-name="Tableau2.A2" office:value-type="string">
            <text:p text:style-name="P2"/>
          </table:table-cell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5" loext:marker-style-name="T1"><text:span text:style-name="T1">TRELLO (optionnel)</text:span><text:span text:style-name="T1"/></text:p>
          </table:table-cell>
          <table:covered-table-cell/>
        </table:table-row>
        <table:table-row table:style-name="Tableau3.1">
          <table:table-cell table:style-name="Tableau3.A2" office:value-type="string">
            <text:p text:style-name="P2">Url</text:p>
          </table:table-cell>
          <table:table-cell table:style-name="Tableau3.A2" office:value-type="string">
            <text:p text:style-name="P2"/>
          </table:table-cell>
        </table:table-row>
        <table:table-row table:style-name="Tableau3.1">
          <table:table-cell table:style-name="Tableau3.A2" office:value-type="string">
            <text:p text:style-name="P2">User</text:p>
          </table:table-cell>
          <table:table-cell table:style-name="Tableau3.A2" office:value-type="string">
            <text:p text:style-name="P2"/>
          </table:table-cell>
        </table:table-row>
      </table:table>
      <text:p text:style-name="Standard"/>
      <text:p text:style-name="Standard" loext:marker-style-name="T1"><text:span text:style-name="T1">Historique :</text:span><text:span text:style-name="T1"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au4.1">
          <table:table-cell table:style-name="Tableau4.A1" office:value-type="string">
            <text:p text:style-name="P2" loext:marker-style-name="T1"><text:span text:style-name="T1">Date</text:span><text:span text:style-name="T1"/></text:p>
          </table:table-cell>
          <table:table-cell table:style-name="Tableau4.A1" office:value-type="string">
            <text:p text:style-name="P2" loext:marker-style-name="T1"><text:span text:style-name="T1">Projet Taggué</text:span><text:span text:style-name="T1"/></text:p>
          </table:table-cell>
          <table:table-cell table:style-name="Tableau4.A1" office:value-type="string">
            <text:p text:style-name="P2" loext:marker-style-name="T1"><text:span text:style-name="T1">Version TAG</text:span><text:span text:style-name="T1"/></text:p>
          </table:table-cell>
          <table:table-cell table:style-name="Tableau4.A1" office:value-type="string">
            <text:p text:style-name="P2" loext:marker-style-name="T1"><text:span text:style-name="T1">Rôle</text:span><text:span text:style-name="T1"/></text:p>
          </table:table-cell>
          <table:table-cell table:style-name="Tableau4.A1" office:value-type="string">
            <text:p text:style-name="P2" loext:marker-style-name="T1"><text:span text:style-name="T1">Feature(s) ajoutée(s)</text:span><text:span text:style-name="T1"/></text:p>
          </table:table-cell>
          <table:table-cell table:style-name="Tableau4.A1" office:value-type="string">
            <text:p text:style-name="P2" loext:marker-style-name="T1"><text:span text:style-name="T1">Commentaire</text:span><text:span text:style-name="T1"/></text:p>
          </table:table-cell>
        </table:table-row>
        <table:table-row table:style-name="Tableau4.1"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</table:table-row>
        <table:table-row table:style-name="Tableau4.1"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</table:table-row>
        <table:table-row table:style-name="Tableau4.4"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  <text:p text:style-name="P2"/>
            <text:p text:style-name="P2"/>
          </table:table-cell>
        </table:table-row>
      </table:table>
      <text:p text:style-name="Standard"/>
      <text:p text:style-name="P6"/>
      <text:list text:style-name="WWNum2">
        <text:list-item>
          <text:h text:style-name="P7" text:outline-level="1">Use <text:span text:style-name="Titre_20_2_20_Car">case : xxxxx</text:span></text:h>
          <text:list>
            <text:list-item>
              <text:h text:style-name="P8" text:outline-level="3">Définition du Use case</text:h>
            </text:list-item>
          </text:list>
        </text:list-item>
      </text:list>
      <text:p text:style-name="Standard"><text:line-break/>En tant que…</text:p>
      <text:p text:style-name="Standard"/>
      <text:p text:style-name="Standard">Les objets métiers sont…</text:p>
      <text:p text:style-name="Standard"/>
      <text:p text:style-name="Standard"/>
      <text:p text:style-name="P9" loext:marker-style-name="T2"><text:span text:style-name="T2"><text:tab/></text:span><text:span text:style-name="T2"/></text:p>
      <text:list text:continue-numbering="true" text:style-name="WWNum2">
        <text:list-item>
          <text:list>
            <text:list-item>
              <text:h text:style-name="P8" text:outline-level="3">Diagramme des étapes fonctionnelles</text:h>
            </text:list-item>
          </text:list>
        </text:list-item>
      </text:list>
      <text:p text:style-name="Standard"/>
      <text:list text:continue-numbering="true" text:style-name="WWNum2">
        <text:list-item>
          <text:list>
            <text:list-item>
              <text:h text:style-name="P8" text:outline-level="3">Diagramme de séquence </text:h>
            </text:list-item>
          </text:list>
        </text:list-item>
      </text:list>
      <text:p text:style-name="Standard"/>
      <text:list text:continue-numbering="true" text:style-name="WWNum2">
        <text:list-item>
          <text:list>
            <text:list-item>
              <text:h text:style-name="P8" text:outline-level="3">Interface de la méthode xxxx</text:h>
            </text:list-item>
          </text:list>
        </text:list-item>
      </text:list>
      <text:p text:style-name="Standard"/>
      <text:p text:style-name="Standard">L’interface retenue est la suivante :</text:p>
      <text:p text:style-name="P10" loext:marker-style-name="T3"><text:span text:style-name="T3">Nom de la méthode : xxxx</text:span><text:span text:style-name="T3"/></text:p>
      <text:p text:style-name="P10" loext:marker-style-name="T3"><text:span text:style-name="T3">Données renvoyées : xxxx</text:span><text:span text:style-name="T3"/></text:p>
      <text:p text:style-name="P10"><text:span text:style-name="T3">Paramètres d’entrée : xxxx</text:span></text:p>
      <text:p text:style-name="P10"><text:span text:style-name="T4">Exceptions levées :</text:span><text:span text:style-name="T3"> xxx</text:span></text:p>
      <text:p text:style-name="P11" loext:marker-style-name="T3"/>
      <text:p text:style-name="Standard"><text:span text:style-name="T3">Signature : </text:span><text:span text:style-name="T5">public</text:span><text:span text:style-name="T3"> xxxx</text:span></text:p>
      <text:p text:style-name="Standard"/>
      <text:p text:style-name="Standard"/>
      <text:p text:style-name="Standard"/>
      <text:list xml:id="list145750997692596" text:continue-numbering="true" text:style-name="WWNum2">
        <text:list-item>
          <text:h text:style-name="P12" text:outline-level="1"><text:soft-page-break/><text:span text:style-name="Titre_20_2_20_Car"><text:span text:style-name="T6">Objets métiers</text:span></text:span><text:span text:style-name="Titre_20_2_20_Car"> : xxxxx</text:span></text:h>
          <text:list>
            <text:list-item>
              <text:h text:style-name="P13" text:outline-level="3"><text:span text:style-name="Titre_20_2_20_Car"><text:span text:style-name="T7">QuestionnaireDTO</text:span></text:span></text:h>
            </text:list-item>
          </text:list>
        </text:list-item>
      </text:list>
      <text:p text:style-name="P14"><text:span text:style-name="Titre_20_2_20_Car"><text:span text:style-name="T7"><text:tab/></text:span></text:span><text:span text:style-name="Titre_20_2_20_Car"><text:span text:style-name="T8">Attributs :</text:span></text:span></text:p>
      <text:list text:style-name="L1">
        <text:list-item>
          <text:p text:style-name="P15"><text:span text:style-name="Titre_20_2_20_Car"><text:span text:style-name="T8">id_questionnaire : </text:span></text:span><text:span text:style-name="Titre_20_2_20_Car"><text:span text:style-name="T9">entier</text:span></text:span></text:p>
        </text:list-item>
        <text:list-item>
          <text:p text:style-name="P15"><text:span text:style-name="Titre_20_2_20_Car"><text:span text:style-name="T8">questions : </text:span></text:span><text:span text:style-name="Titre_20_2_20_Car"><text:span text:style-name="T9">liste de questions</text:span></text:span></text:p>
        </text:list-item>
        <text:list-item>
          <text:p text:style-name="P15"><text:span text:style-name="Titre_20_2_20_Car"><text:span text:style-name="T8">theme : </text:span></text:span><text:span text:style-name="Titre_20_2_20_Car"><text:span text:style-name="T9">chaîne de caractères</text:span></text:span></text:p>
        </text:list-item>
      </text:list>
      <text:p text:style-name="P14"><text:span text:style-name="Titre_20_2_20_Car"><text:span text:style-name="T7"/></text:span></text:p>
      <text:list text:continue-list="list145750997692596" text:style-name="WWNum2">
        <text:list-item>
          <text:list>
            <text:list-item>
              <text:h text:style-name="P13" text:outline-level="3"><text:span text:style-name="Titre_20_2_20_Car"><text:span text:style-name="T7">QuestionDTO</text:span></text:span></text:h>
            </text:list-item>
          </text:list>
        </text:list-item>
      </text:list>
      <text:p text:style-name="P14"><text:span text:style-name="Titre_20_2_20_Car"><text:span text:style-name="T7"><text:tab/></text:span></text:span><text:span text:style-name="Titre_20_2_20_Car"><text:span text:style-name="T8">Attributs :</text:span></text:span></text:p>
      <text:list text:style-name="L2">
        <text:list-item>
          <text:p text:style-name="P16"><text:span text:style-name="Titre_20_2_20_Car"><text:span text:style-name="T8">num_question : </text:span></text:span><text:span text:style-name="Titre_20_2_20_Car"><text:span text:style-name="T9">entier</text:span></text:span></text:p>
        </text:list-item>
        <text:list-item>
          <text:p text:style-name="P16"><text:span text:style-name="Titre_20_2_20_Car"><text:span text:style-name="T8">langue : </text:span></text:span><text:span text:style-name="Titre_20_2_20_Car"><text:span text:style-name="T9">liste de chaînes de caractères ex : {‘fr’, ‘eng’, . . .}</text:span></text:span></text:p>
        </text:list-item>
        <text:list-item>
          <text:p text:style-name="P16"><text:span text:style-name="Titre_20_2_20_Car"><text:span text:style-name="T8">libelle_question : </text:span></text:span><text:span text:style-name="Titre_20_2_20_Car"><text:span text:style-name="T9">chaîne de caractères</text:span></text:span></text:p>
        </text:list-item>
        <text:list-item>
          <text:p text:style-name="P16"><text:span text:style-name="Titre_20_2_20_Car"><text:span text:style-name="T8">reponse : </text:span></text:span><text:span text:style-name="Titre_20_2_20_Car"><text:span text:style-name="T9">chaîne de caractères</text:span></text:span></text:p>
        </text:list-item>
        <text:list-item>
          <text:p text:style-name="P16"><text:span text:style-name="Titre_20_2_20_Car"><text:span text:style-name="T8">difficulte : </text:span></text:span><text:span text:style-name="Titre_20_2_20_Car"><text:span text:style-name="T9">entier</text:span></text:span></text:p>
        </text:list-item>
        <text:list-item>
          <text:p text:style-name="P16"><text:span text:style-name="Titre_20_2_20_Car"><text:span text:style-name="T8">explication : </text:span></text:span><text:span text:style-name="Titre_20_2_20_Car"><text:span text:style-name="T9">chaîne de caractères</text:span></text:span></text:p>
        </text:list-item>
        <text:list-item>
          <text:p text:style-name="P16"><text:span text:style-name="Titre_20_2_20_Car"><text:span text:style-name="T8">reference : </text:span></text:span><text:span text:style-name="Titre_20_2_20_Car"><text:span text:style-name="T9">chaîne de caractères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" svg:font-family="Calibri" style:font-family-generic="swiss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Console" svg:font-family="'Lucida Console'" style:font-pitch="variable"/>
    <style:font-face style:name="Lucida Console1" svg:font-family="'Lucida Console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3" fo:font-size="11pt" fo:language="fr" fo:country="FR" style:letter-kerning="false" style:font-name-asian="Calibri4" style:font-size-asian="11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3" fo:font-size="11pt" fo:language="fr" fo:country="FR" style:letter-kerning="false" style:font-name-asian="Calibri4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fo:hyphenation-keep="page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system" style:font-pitch-asian="variable" style:font-size-asian="16pt" style:font-size-complex="16pt"/>
    </style:style>
    <style:style style:name="Heading_20_2" style:display-name="Heading 2" style:family="paragraph" style:parent-style-name="Heading_20_1" style:next-style-name="Standard" style:default-outline-level="2" style:class="text"/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Lucida Console" fo:font-family="'Lucida Console'" style:font-pitch="variable" fo:font-size="12pt" style:font-size-asian="12pt" style:font-name-complex="Lucida Console1" style:font-family-complex="'Lucida Console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system" style:font-pitch-asian="variable" style:font-size-asian="16pt" style:font-size-complex="16pt"/>
    </style:style>
    <style:style style:name="Titre_20_3_20_Car" style:display-name="Titre 3 C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1" fo:font-family="Calibri" style:font-family-generic="roman" style:font-pitch="variable"/>
    </style:style>
    <style:style style:name="ListLabel_20_20" style:display-name="ListLabel 2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pitch="variable"/>
    </style:style>
    <style:style style:name="ListLabel_20_22" style:display-name="ListLabel 22" style:family="text">
      <style:text-properties style:font-name="Calibri1" fo:font-family="Calibri" style:font-family-generic="roman" style:font-pitch="variable"/>
    </style:style>
    <style:style style:name="ListLabel_20_23" style:display-name="ListLabel 2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/>
    </style:style>
    <style:style style:name="ListLabel_20_25" style:display-name="ListLabel 25" style:family="text">
      <style:text-properties style:font-name="Calibri1" fo:font-family="Calibri" style:font-family-generic="roman" style:font-pitch="variable"/>
    </style:style>
    <style:style style:name="ListLabel_20_26" style:display-name="ListLabel 2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text:style-name="ListLabel_20_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outline-level-style>
      <text:outline-level-style text:level="3" text:style-name="ListLabel_20_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002cm" fo:margin-bottom="1.27cm" fo:margin-left="2.499cm" fo:margin-right="2.499cm" style:writing-mode="lr-tb" style:layout-grid-color="#c0c0c0" style:layout-grid-lines="192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073692</meta:initial-creator>
    <meta:editing-cycles>7</meta:editing-cycles>
    <meta:print-date>2023-03-10T15:21:00</meta:print-date>
    <meta:creation-date>2025-02-13T11:06:00</meta:creation-date>
    <dc:date>2025-02-21T14:57:50.581808961</dc:date>
    <meta:editing-duration>PT21M54S</meta:editing-duration>
    <meta:generator>LibreOffice/24.8.4.2$Linux_X86_64 LibreOffice_project/480$Build-2</meta:generator>
    <meta:document-statistic meta:table-count="4" meta:image-count="0" meta:object-count="0" meta:page-count="3" meta:paragraph-count="51" meta:word-count="182" meta:character-count="1018" meta:non-whitespace-character-count="895"/>
    <meta:user-defined meta:name="AppVersion">16.0000</meta:user-defined>
    <meta:user-defined meta:name="MSIP_Label_302b8c08-81ba-45a9-9c97-d94643324f96_ActionId">b8a92863-faa3-42dd-9847-051b60699a65</meta:user-defined>
    <meta:user-defined meta:name="MSIP_Label_302b8c08-81ba-45a9-9c97-d94643324f96_ContentBits">0</meta:user-defined>
    <meta:user-defined meta:name="MSIP_Label_302b8c08-81ba-45a9-9c97-d94643324f96_Enabled">true</meta:user-defined>
    <meta:user-defined meta:name="MSIP_Label_302b8c08-81ba-45a9-9c97-d94643324f96_Method" meta:value-type="string">Standard</meta:user-defined>
    <meta:user-defined meta:name="MSIP_Label_302b8c08-81ba-45a9-9c97-d94643324f96_Name" meta:value-type="string">Restreint-Tous les agents</meta:user-defined>
    <meta:user-defined meta:name="MSIP_Label_302b8c08-81ba-45a9-9c97-d94643324f96_SetDate" meta:value-type="string">2024-03-06T09:07:15Z</meta:user-defined>
    <meta:user-defined meta:name="MSIP_Label_302b8c08-81ba-45a9-9c97-d94643324f96_SiteId" meta:value-type="string">7512341a-42c3-44bb-beee-e013048f1248</meta:user-defined>
    <meta:template xlink:type="simple" xlink:actuate="onRequest" xlink:title="Normal.dotm" xlink:href=""/>
  </office:meta>
</office:document-meta>
</file>